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1" svg:font-family="Arial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fill="none" draw:fill-color="#729fcf" draw:textarea-horizontal-align="justify" draw:textarea-vertical-align="middle" draw:auto-grow-height="false" fo:min-height="0.666cm" fo:min-width="1.365cm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1.712cm" fo:min-width="6.054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4.449cm" fo:min-width="6.67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5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style:font-name="Arial1"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margin-top="0cm" fo:margin-bottom="0cm" fo:text-align="start" style:writing-mode="lr-tb">
        <style:tab-stops/>
      </style:paragraph-properties>
      <style:text-properties style:font-name="Arial1" fo:font-size="10pt" style:font-size-asian="18pt" style:font-size-complex="18pt"/>
    </style:style>
    <style:style style:name="P5" style:family="paragraph">
      <loext:graphic-properties draw:fill="none" draw:fill-color="#ffffff"/>
      <style:text-properties style:font-name="Arial1" fo:font-size="12pt" style:font-size-asian="18pt" style:font-size-complex="18pt"/>
    </style:style>
    <style:style style:name="P6" style:family="paragraph">
      <loext:graphic-properties draw:fill="none" draw:fill-color="#ffffff"/>
      <style:text-properties fo:color="#ff3333" style:font-name="Arial1" fo:font-size="12pt" style:font-size-asian="18pt" style:font-size-complex="18pt"/>
    </style:style>
    <style:style style:name="T1" style:family="text">
      <style:text-properties style:font-name="Arial1" fo:font-size="12pt" style:font-size-asian="18pt" style:font-size-complex="18pt"/>
    </style:style>
    <style:style style:name="T2" style:family="text">
      <style:text-properties fo:color="#ff3333" style:font-name="Arial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07cm" svg:height="1.366cm" svg:x="1.114cm" svg:y="2.262cm">
          <text:p text:style-name="P1"><text:span text:style-name="T1">Cell-to-cell</text:span></text:p>
          <text:p text:style-name="P1"><text:span text:style-name="T1">vari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07cm" svg:height="1.366cm" svg:x="1.114cm" svg:y="4.263cm">
          <text:p text:style-name="P1"><text:span text:style-name="T1">Activation</text:span></text:p>
          <text:p text:style-name="P1"><text:span text:style-name="T1">Sig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948cm" svg:y1="4.929cm" svg:x2="5.445cm" svg:y2="4.929cm">
          <text:p/>
        </draw:line>
        <draw:line draw:style-name="gr2" draw:text-style-name="P3" draw:layer="layout" svg:x1="3.921cm" svg:y1="3.024cm" svg:x2="5.445cm" svg:y2="4.775cm">
          <text:p/>
        </draw:line>
        <draw:custom-shape draw:style-name="gr1" draw:text-style-name="P2" draw:layer="layout" svg:width="2.707cm" svg:height="1.366cm" svg:x="5.514cm" svg:y="2.263cm">
          <text:p text:style-name="P1"><text:span text:style-name="T1">ERK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07cm" svg:height="1.366cm" svg:x="5.514cm" svg:y="4.264cm">
          <text:p text:style-name="P1"><text:span text:style-name="T1">Activation</text:span></text:p>
          <text:p text:style-name="P1"><text:span text:style-name="T1">Stat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07cm" svg:height="1.366cm" svg:x="9.314cm" svg:y="2.264cm">
          <text:p text:style-name="P1"><text:span text:style-name="T1">pp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248cm" svg:y1="3.029cm" svg:x2="9.264cm" svg:y2="3.029cm">
          <text:p/>
        </draw:line>
        <draw:line draw:style-name="gr2" draw:text-style-name="P3" draw:layer="layout" svg:x1="8.112cm" svg:y1="4.548cm" svg:x2="9.255cm" svg:y2="3.151cm">
          <text:p/>
        </draw:line>
        <draw:custom-shape draw:style-name="gr3" draw:text-style-name="P4" draw:layer="layout" svg:width="6.604cm" svg:height="2.012cm" svg:x="5.445cm" svg:y="1.8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245cm" svg:height="1.191cm" svg:x="7.21cm" svg:y="1.737cm">
          <draw:text-box>
            <text:p><text:span text:style-name="T1">Correlated pair</text:span></text:p>
          </draw:text-box>
        </draw:frame>
        <draw:custom-shape draw:style-name="gr5" draw:text-style-name="P4" draw:layer="layout" svg:width="7.171cm" svg:height="4.699cm" svg:x="4.937cm" svg:y="1.12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7cm" svg:height="0.81cm" svg:x="4.911cm" svg:y="1.027cm">
          <draw:text-box>
            <text:p><text:span text:style-name="T1">Single cell</text:span></text:p>
          </draw:text-box>
        </draw:frame>
        <draw:frame draw:style-name="gr4" draw:text-style-name="P6" draw:layer="layout" svg:width="3.329cm" svg:height="1.191cm" svg:x="2.111cm" svg:y="1.028cm">
          <draw:text-box>
            <text:p><text:span text:style-name="T2">(B)</text:span></text:p>
          </draw:text-box>
        </draw:frame>
        <draw:line draw:style-name="gr2" draw:text-style-name="P3" draw:layer="layout" svg:x1="3.904cm" svg:y1="3.029cm" svg:x2="5.572cm" svg:y2="3.0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1" svg:font-family="Arial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08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21:56:16.399199000</meta:creation-date>
    <dc:date>2017-06-12T13:12:05.966898000</dc:date>
    <meta:editing-duration>PT13H17M50S</meta:editing-duration>
    <meta:editing-cycles>25</meta:editing-cycles>
    <meta:generator>LibreOffice/5.2.3.3$MacOSX_X86_64 LibreOffice_project/d54a8868f08a7b39642414cf2c8ef2f228f780cf</meta:generator>
    <meta:document-statistic meta:object-count="15"/>
  </office:meta>
</office:document-meta>
</file>